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6.17mm"/>
    </style:style>
    <style:style style:name="co4" style:family="table-column">
      <style:table-column-properties fo:break-before="auto" style:column-width="140.49mm"/>
    </style:style>
    <style:style style:name="co5" style:family="table-column">
      <style:table-column-properties fo:break-before="auto" style:column-width="33.71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ro4" style:family="table-row">
      <style:table-row-properties style:row-height="14.45mm" fo:break-before="auto" style:use-optimal-row-height="true"/>
    </style:style>
    <style:style style:name="ro5" style:family="table-row">
      <style:table-row-properties style:row-height="28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arcassone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8" table:default-cell-style-name="ce1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Carcassonne</text:p>
          </table:table-cell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</text:p>
          </table:table-cell>
          <table:table-cell table:style-name="ce5" office:value-type="string" calcext:value-type="string" table:number-columns-spanned="2" table:number-rows-spanned="1">
            <text:p>Uruchomienie gr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 w przeglądarce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C_2</text:p>
          </table:table-cell>
          <table:table-cell table:style-name="ce5" office:value-type="string" calcext:value-type="string" table:number-columns-spanned="2" table:number-rows-spanned="1">
            <text:p>Zakończenie gry z poziomu ekranu startowego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Zamkniecie grę</text:p>
          </table:table-cell>
          <table:table-cell table:style-name="ce9" office:value-type="string" calcext:value-type="string">
            <text:p>Powrót do systemu operacyjnego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</text:p>
          </table:table-cell>
          <table:table-cell table:style-name="ce5" office:value-type="string" calcext:value-type="string" table:number-columns-spanned="2" table:number-rows-spanned="1">
            <text:p>Rozpoczęcie nowej rozgrywki dla dwóch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ęcie przycisku <text:span text:style-name="T1">New Game</text:span></text:p>
          </table:table-cell>
          <table:table-cell table:style-name="ce9" office:value-type="string" calcext:value-type="string">
            <text:p>Widzimy ekran rozpoczęcia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liczby graczy: 2</text:p>
          </table:table-cell>
          <table:table-cell table:style-name="ce9" office:value-type="string" calcext:value-type="string">
            <text:p>Gra zostanie ustawiona dla dwóch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odanie nazw graczy</text:p>
          </table:table-cell>
          <table:table-cell table:style-name="ce9" office:value-type="string" calcext:value-type="string">
            <text:p>Gra poprosi o nazw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ybranie koloru graczy</text:p>
          </table:table-cell>
          <table:table-cell table:style-name="ce9" office:value-type="string" calcext:value-type="string">
            <text:p>Gra poprosi o kolor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ciśnięcie przycisku <text:span text:style-name="T1">Play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C_4</text:p>
          </table:table-cell>
          <table:table-cell table:style-name="ce5" office:value-type="string" calcext:value-type="string" table:number-columns-spanned="2" table:number-rows-spanned="1">
            <text:p>Rozpoczęcie nowej rozgrywki dla trzech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ęcie przycisku <text:span text:style-name="T1">New Game</text:span></text:p>
          </table:table-cell>
          <table:table-cell table:style-name="ce9" office:value-type="string" calcext:value-type="string">
            <text:p>Widzimy ekran rozpoczęcia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liczby graczy: 3</text:p>
          </table:table-cell>
          <table:table-cell table:style-name="ce9" office:value-type="string" calcext:value-type="string">
            <text:p>Gra zostanie ustawiona dla trzech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odanie nazw graczy</text:p>
          </table:table-cell>
          <table:table-cell table:style-name="ce9" office:value-type="string" calcext:value-type="string">
            <text:p>Gra poprosi o nazw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ybranie koloru graczy</text:p>
          </table:table-cell>
          <table:table-cell table:style-name="ce9" office:value-type="string" calcext:value-type="string">
            <text:p>Gra poprosi o kolor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ciśnięcie przycisku <text:span text:style-name="T1">Play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5</text:p>
          </table:table-cell>
          <table:table-cell table:style-name="ce5" office:value-type="string" calcext:value-type="string" table:number-columns-spanned="2" table:number-rows-spanned="1">
            <text:p>Rozpoczęcie nowej rozgrywki dla czterech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ęcie przycisku <text:span text:style-name="T1">New Game</text:span></text:p>
          </table:table-cell>
          <table:table-cell table:style-name="ce9" office:value-type="string" calcext:value-type="string">
            <text:p>Widzimy ekran rozpoczęcia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liczby graczy: 4</text:p>
          </table:table-cell>
          <table:table-cell table:style-name="ce9" office:value-type="string" calcext:value-type="string">
            <text:p>Gra zostanie ustawiona dla czterech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odanie nazw graczy</text:p>
          </table:table-cell>
          <table:table-cell table:style-name="ce9" office:value-type="string" calcext:value-type="string">
            <text:p>Gra poprosi o nazw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ybranie koloru graczy</text:p>
          </table:table-cell>
          <table:table-cell table:style-name="ce9" office:value-type="string" calcext:value-type="string">
            <text:p>Gra poprosi o kolor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ciśnięcie przycisku <text:span text:style-name="T1">Play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6</text:p>
          </table:table-cell>
          <table:table-cell table:style-name="ce5" office:value-type="string" calcext:value-type="string" table:number-columns-spanned="2" table:number-rows-spanned="1">
            <text:p>Rozpoczęcie nowej rozgrywki dla pięciu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ęcie przycisku <text:span text:style-name="T1">New Game</text:span></text:p>
          </table:table-cell>
          <table:table-cell table:style-name="ce9" office:value-type="string" calcext:value-type="string">
            <text:p>Widzimy ekran rozpoczęcia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liczby graczy: 5</text:p>
          </table:table-cell>
          <table:table-cell table:style-name="ce9" office:value-type="string" calcext:value-type="string">
            <text:p>Gra zostanie ustawiona dla pięciu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odanie nazw graczy</text:p>
          </table:table-cell>
          <table:table-cell table:style-name="ce9" office:value-type="string" calcext:value-type="string">
            <text:p>Gra poprosi o nazw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ybranie koloru graczy</text:p>
          </table:table-cell>
          <table:table-cell table:style-name="ce9" office:value-type="string" calcext:value-type="string">
            <text:p>Gra poprosi o kolory graczy i zapamięta j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ciśnięcie przycisku <text:span text:style-name="T1">Play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7</text:p>
          </table:table-cell>
          <table:table-cell table:style-name="ce5" office:value-type="string" calcext:value-type="string" table:number-columns-spanned="2" table:number-rows-spanned="1">
            <text:p>Wyświetlenie menu rozgrywki – klawisz escape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klawisza escape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C_8</text:p>
          </table:table-cell>
          <table:table-cell table:style-name="ce5" office:value-type="string" calcext:value-type="string" table:number-columns-spanned="2" table:number-rows-spanned="1">
            <text:p>Wyświetlenie menu rozgrywki – GU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ęcie przycisku <text:span text:style-name="T1">Options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9</text:p>
          </table:table-cell>
          <table:table-cell table:style-name="ce5" office:value-type="string" calcext:value-type="string" table:number-columns-spanned="2" table:number-rows-spanned="1">
            <text:p>Zakończenie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7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<text:span text:style-name="T1">End Game</text:span></text:p>
          </table:table-cell>
          <table:table-cell table:style-name="ce9" office:value-type="string" calcext:value-type="string">
            <text:p>Widzimy okno dialogowe YES/NO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ęcie przycisku YES</text:p>
          </table:table-cell>
          <table:table-cell table:style-name="ce9" office:value-type="string" calcext:value-type="string">
            <text:p>Widzimy ekran startowy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C_10</text:p>
          </table:table-cell>
          <table:table-cell table:style-name="ce5" office:value-type="string" calcext:value-type="string" table:number-columns-spanned="2" table:number-rows-spanned="1">
            <text:p>Zakończenie gry z poziom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9</text:span></text:p>
          </table:table-cell>
          <table:table-cell table:style-name="ce9" office:value-type="string" calcext:value-type="string">
            <text:p>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ęcie przycisku <text:span text:style-name="T1">Exit</text:span></text:p>
          </table:table-cell>
          <table:table-cell table:style-name="ce9" office:value-type="string" calcext:value-type="string">
            <text:p>Powrót do systemu operacyjnego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1</text:p>
          </table:table-cell>
          <table:table-cell table:style-name="ce5" office:value-type="string" calcext:value-type="string" table:number-columns-spanned="2" table:number-rows-spanned="1">
            <text:p>Rezygnacja z zakończenia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7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<text:span text:style-name="T1">End Game</text:span></text:p>
          </table:table-cell>
          <table:table-cell table:style-name="ce9" office:value-type="string" calcext:value-type="string">
            <text:p>Widzimy okno dialogowe YES/NO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ęcie przycisku NO</text:p>
          </table:table-cell>
          <table:table-cell table:style-name="ce9" office:value-type="string" calcext:value-type="string">
            <text:p>Wracamy do rozgrywki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2</text:p>
          </table:table-cell>
          <table:table-cell table:style-name="ce5" office:value-type="string" calcext:value-type="string" table:number-columns-spanned="2" table:number-rows-spanned="1">
            <text:p>Szybkie zapisanie stanu gry z poziom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klawisza F5</text:p>
          </table:table-cell>
          <table:table-cell table:style-name="ce9" office:value-type="string" calcext:value-type="string">
            <text:p>Widzimy informację, że gra została zapisana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3</text:p>
          </table:table-cell>
          <table:table-cell table:style-name="ce5" office:value-type="string" calcext:value-type="string" table:number-columns-spanned="2" table:number-rows-spanned="1">
            <text:p>Szybkie wczytanie stanu gry z poziom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12</text:span></text:p>
          </table:table-cell>
          <table:table-cell table:style-name="ce9" office:value-type="string" calcext:value-type="string">
            <text:p>Widzimy informację, że gra została zapisan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Gracz pierwszy kończy turę</text:p>
          </table:table-cell>
          <table:table-cell table:style-name="ce9" office:value-type="string" calcext:value-type="string">
            <text:p>Rozpoczyna się tura drugi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klawisza F7</text:p>
          </table:table-cell>
          <table:table-cell table:style-name="ce9" office:value-type="string" calcext:value-type="string">
            <text:p>Widzimy stan gry z momentu jej zapisania (tura pierwszego gracza).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4</text:p>
          </table:table-cell>
          <table:table-cell table:style-name="ce5" office:value-type="string" calcext:value-type="string" table:number-columns-spanned="2" table:number-rows-spanned="1">
            <text:p>Zapisanie stanu gry z poziom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7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<text:span text:style-name="T1">Save</text:span></text:p>
          </table:table-cell>
          <table:table-cell table:style-name="ce9" office:value-type="string" calcext:value-type="string">
            <text:p>Widzimy okno dialogowe z możliwością wprowadzenia nazwy zapisu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prowadzenie nazwy zapisu gry</text:p>
          </table:table-cell>
          <table:table-cell table:style-name="ce9" office:value-type="string" calcext:value-type="string">
            <text:p>Widzimy podaną nazwę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Save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5</text:p>
          </table:table-cell>
          <table:table-cell table:style-name="ce5" office:value-type="string" calcext:value-type="string" table:number-columns-spanned="2" table:number-rows-spanned="1">
            <text:p>Rezygnacja z zapisania stanu gry z poziom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7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<text:span text:style-name="T1">Save</text:span></text:p>
          </table:table-cell>
          <table:table-cell table:style-name="ce9" office:value-type="string" calcext:value-type="string">
            <text:p>Widzimy okno dialogowe z możliwością nazwy zapisu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ęcie przycisku <text:span text:style-name="T1">Cancel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6</text:p>
          </table:table-cell>
          <table:table-cell table:style-name="ce5" office:value-type="string" calcext:value-type="string" table:number-columns-spanned="2" table:number-rows-spanned="1">
            <text:p>Wczytanie stanu gry z poziom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7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Load</text:p>
          </table:table-cell>
          <table:table-cell table:style-name="ce9" office:value-type="string" calcext:value-type="string">
            <text:p>Widzimy okno dialogowe z możliwością wczytania stanu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właściwego zapisu</text:p>
          </table:table-cell>
          <table:table-cell table:style-name="ce9" office:value-type="string" calcext:value-type="string">
            <text:p>Widzimy okno dialogowe YES/NO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YES</text:p>
          </table:table-cell>
          <table:table-cell table:style-name="ce9" office:value-type="string" calcext:value-type="string">
            <text:p>Wczytanie wybranego stanu gr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7</text:p>
          </table:table-cell>
          <table:table-cell table:style-name="ce5" office:value-type="string" calcext:value-type="string" table:number-columns-spanned="2" table:number-rows-spanned="1">
            <text:p>Wczytanie stanu gry z poziomu ekranu startowego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Load</text:p>
          </table:table-cell>
          <table:table-cell table:style-name="ce9" office:value-type="string" calcext:value-type="string">
            <text:p>Widzimy okno dialogowe z możliwością wczytania stanu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właściwego zapisu</text:p>
          </table:table-cell>
          <table:table-cell table:style-name="ce9" office:value-type="string" calcext:value-type="string">
            <text:p>Widzimy okno dialogowe YES/NO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YES</text:p>
          </table:table-cell>
          <table:table-cell table:style-name="ce9" office:value-type="string" calcext:value-type="string">
            <text:p>Wczytanie wybranego stanu gr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8</text:p>
          </table:table-cell>
          <table:table-cell table:style-name="ce5" office:value-type="string" calcext:value-type="string" table:number-columns-spanned="2" table:number-rows-spanned="1">
            <text:p>Rezygnacja z wczytywania stanu gry z poziomu ekranu startowego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ruchomienie gry</text:p>
          </table:table-cell>
          <table:table-cell table:style-name="ce9" office:value-type="string" calcext:value-type="string">
            <text:p>Gra została uruchomiona – widzimy ekran startow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Load</text:p>
          </table:table-cell>
          <table:table-cell table:style-name="ce9" office:value-type="string" calcext:value-type="string">
            <text:p>Widzimy okno dialogowe z możliwością wczytania stanu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właściwego zapisu</text:p>
          </table:table-cell>
          <table:table-cell table:style-name="ce9" office:value-type="string" calcext:value-type="string">
            <text:p>Widzimy okno dialogowe YES/NO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NO</text:p>
          </table:table-cell>
          <table:table-cell table:style-name="ce9" office:value-type="string" calcext:value-type="string">
            <text:p>Widzimy ekran startow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19</text:p>
          </table:table-cell>
          <table:table-cell table:style-name="ce5" office:value-type="string" calcext:value-type="string" table:number-columns-spanned="2" table:number-rows-spanned="1">
            <text:p>Rezygnacja z wczytywania stanu gry z poziom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7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ecie przycisku Load</text:p>
          </table:table-cell>
          <table:table-cell table:style-name="ce9" office:value-type="string" calcext:value-type="string">
            <text:p>Widzimy okno dialogowe z możliwością wczytania stanu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branie właściwego zapisu</text:p>
          </table:table-cell>
          <table:table-cell table:style-name="ce9" office:value-type="string" calcext:value-type="string">
            <text:p>Widzimy okno dialogowe YES/NO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NO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0</text:p>
          </table:table-cell>
          <table:table-cell table:style-name="ce5" office:value-type="string" calcext:value-type="string" table:number-columns-spanned="2" table:number-rows-spanned="1">
            <text:p>Wyjście z menu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8</text:span></text:p>
          </table:table-cell>
          <table:table-cell table:style-name="ce9" office:value-type="string" calcext:value-type="string">
            <text:p>Widzimy menu rozgrywki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ciśnięcie przycisku <text:span text:style-name="T1">Return</text:span></text:p>
          </table:table-cell>
          <table:table-cell table:style-name="ce9" office:value-type="string" calcext:value-type="string">
            <text:p>Wracamy do rozgrywki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1</text:p>
          </table:table-cell>
          <table:table-cell table:style-name="ce5" office:value-type="string" calcext:value-type="string" table:number-columns-spanned="2" table:number-rows-spanned="1">
            <text:p>Kontrola elementów GUI – dwóch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eryfikacja nazw graczy</text:p>
          </table:table-cell>
          <table:table-cell table:style-name="ce9" office:value-type="string" calcext:value-type="string">
            <text:p>Poprawne nazw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kolorów graczy</text:p>
          </table:table-cell>
          <table:table-cell table:style-name="ce9" office:value-type="string" calcext:value-type="string">
            <text:p>Poprawne kolor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eryfikacja punktacji</text:p>
          </table:table-cell>
          <table:table-cell table:style-name="ce9" office:value-type="string" calcext:value-type="string">
            <text:p>Poprawna punktacja – wszyscy gracze posiadają 0 punktów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eryfikacja początkowego stanu</text:p>
          </table:table-cell>
          <table:table-cell table:style-name="ce9" office:value-type="string" calcext:value-type="string">
            <text:p>Płytka startowa na środku plans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eryfikacja wylosowanej płytki</text:p>
          </table:table-cell>
          <table:table-cell table:style-name="ce9" office:value-type="string" calcext:value-type="string">
            <text:p>Widzimy losową płytkę w GUI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2</text:p>
          </table:table-cell>
          <table:table-cell table:style-name="ce5" office:value-type="string" calcext:value-type="string" table:number-columns-spanned="2" table:number-rows-spanned="1">
            <text:p>Kontrola elementów GUI – trzech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eryfikacja nazw graczy</text:p>
          </table:table-cell>
          <table:table-cell table:style-name="ce9" office:value-type="string" calcext:value-type="string">
            <text:p>Poprawne nazw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kolorów graczy</text:p>
          </table:table-cell>
          <table:table-cell table:style-name="ce9" office:value-type="string" calcext:value-type="string">
            <text:p>Poprawne kolor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eryfikacja punktacji</text:p>
          </table:table-cell>
          <table:table-cell table:style-name="ce9" office:value-type="string" calcext:value-type="string">
            <text:p>Poprawna punktacja – wszyscy gracze posiadają 0 punktów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eryfikacja początkowego stanu</text:p>
          </table:table-cell>
          <table:table-cell table:style-name="ce9" office:value-type="string" calcext:value-type="string">
            <text:p>Płytka startowa na środku plans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eryfikacja wylosowanej płytki</text:p>
          </table:table-cell>
          <table:table-cell table:style-name="ce9" office:value-type="string" calcext:value-type="string">
            <text:p>Widzimy losową płytkę w GUI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3</text:p>
          </table:table-cell>
          <table:table-cell table:style-name="ce5" office:value-type="string" calcext:value-type="string" table:number-columns-spanned="2" table:number-rows-spanned="1">
            <text:p>Kontrola elementów GUI – czterech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eryfikacja nazw graczy</text:p>
          </table:table-cell>
          <table:table-cell table:style-name="ce9" office:value-type="string" calcext:value-type="string">
            <text:p>Poprawne nazw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kolorów graczy</text:p>
          </table:table-cell>
          <table:table-cell table:style-name="ce9" office:value-type="string" calcext:value-type="string">
            <text:p>Poprawne kolor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eryfikacja punktacji</text:p>
          </table:table-cell>
          <table:table-cell table:style-name="ce9" office:value-type="string" calcext:value-type="string">
            <text:p>Poprawna punktacja – wszyscy gracze posiadają 0 punktów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eryfikacja początkowego stanu</text:p>
          </table:table-cell>
          <table:table-cell table:style-name="ce9" office:value-type="string" calcext:value-type="string">
            <text:p>Płytka startowa na środku plans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eryfikacja wylosowanej płytki</text:p>
          </table:table-cell>
          <table:table-cell table:style-name="ce9" office:value-type="string" calcext:value-type="string">
            <text:p>Widzimy losową płytkę w GUI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4</text:p>
          </table:table-cell>
          <table:table-cell table:style-name="ce5" office:value-type="string" calcext:value-type="string" table:number-columns-spanned="2" table:number-rows-spanned="1">
            <text:p>Kontrola elementów GUI – pięciu grac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eryfikacja nazw graczy</text:p>
          </table:table-cell>
          <table:table-cell table:style-name="ce9" office:value-type="string" calcext:value-type="string">
            <text:p>Poprawne nazw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kolorów graczy</text:p>
          </table:table-cell>
          <table:table-cell table:style-name="ce9" office:value-type="string" calcext:value-type="string">
            <text:p>Poprawne kolory grac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eryfikacja punktacji</text:p>
          </table:table-cell>
          <table:table-cell table:style-name="ce9" office:value-type="string" calcext:value-type="string">
            <text:p>Poprawna punktacja – wszyscy gracze posiadają 0 punktów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eryfikacja początkowego stanu</text:p>
          </table:table-cell>
          <table:table-cell table:style-name="ce9" office:value-type="string" calcext:value-type="string">
            <text:p>Płytka startowa na środku plansz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eryfikacja wylosowanej płytki</text:p>
          </table:table-cell>
          <table:table-cell table:style-name="ce9" office:value-type="string" calcext:value-type="string">
            <text:p>Widzimy losową płytkę w GUI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5</text:p>
          </table:table-cell>
          <table:table-cell table:style-name="ce5" office:value-type="string" calcext:value-type="string" table:number-columns-spanned="2" table:number-rows-spanned="1">
            <text:p>Wykonanie podstawowego poprawnego ruchu pierwsz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4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pierwszego gracza</text:p>
          </table:table-cell>
          <table:table-cell table:style-name="ce9" office:value-type="string" calcext:value-type="string">
            <text:p>Widzimy umieszczoną płytkę pierwszego gracza zgodnie z regułami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drugiego gracza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6</text:p>
          </table:table-cell>
          <table:table-cell table:style-name="ce5" office:value-type="string" calcext:value-type="string" table:number-columns-spanned="2" table:number-rows-spanned="1">
            <text:p>Próba wykonania niepoprawnego ruchu pierwsz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4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Próba umieszczenia płytki na planszy przez pierwszego</text:p>
            <text:p>Gracza wbrew 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7</text:p>
          </table:table-cell>
          <table:table-cell table:style-name="ce5" office:value-type="string" calcext:value-type="string" table:number-columns-spanned="2" table:number-rows-spanned="1">
            <text:p>Umieszczenie pionka na planszy przez pierwsz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4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pierwszego gracza</text:p>
          </table:table-cell>
          <table:table-cell table:style-name="ce9" office:value-type="string" calcext:value-type="string">
            <text:p>Widzimy umieszczoną płytkę pierwszego gracza zgodnie z regułami gry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mieszczenie pionka pierwszego gracza</text:p>
            <text:p>Zgodnie z zasadami gry</text:p>
          </table:table-cell>
          <table:table-cell table:style-name="ce11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style-name="ce2"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drugi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8</text:p>
          </table:table-cell>
          <table:table-cell table:style-name="ce5" office:value-type="string" calcext:value-type="string" table:number-columns-spanned="2" table:number-rows-spanned="1">
            <text:p>Próba umieszczenia pionka wbrew zasadom gry przez pierwsz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4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pierwszego gracza</text:p>
          </table:table-cell>
          <table:table-cell table:style-name="ce9" office:value-type="string" calcext:value-type="string">
            <text:p>Widzimy umieszczoną płytkę pierwsz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Próba umieszczenia pionka pierwszego gracza wbrew</text:p>
            <text:p>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style-name="ce10" table:number-columns-repeated="2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29</text:p>
          </table:table-cell>
          <table:table-cell table:style-name="ce5" office:value-type="string" calcext:value-type="string" table:number-columns-spanned="2" table:number-rows-spanned="1">
            <text:p>Wykonanie podstawowego poprawnego ruchu drug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5</text:span></text:p>
          </table:table-cell>
          <table:table-cell table:style-name="ce9" office:value-type="string" calcext:value-type="string">
            <text:p>Widzimy ekran rozgrywki – tura drugi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drugiego gracza</text:p>
          </table:table-cell>
          <table:table-cell table:style-name="ce9" office:value-type="string" calcext:value-type="string">
            <text:p>Widzimy umieszczoną płytkę drugiego gracza zgodnie z regułami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trzeci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0</text:p>
          </table:table-cell>
          <table:table-cell table:style-name="ce5" office:value-type="string" calcext:value-type="string" table:number-columns-spanned="2" table:number-rows-spanned="1">
            <text:p>Próba wykonania niepoprawnego ruchu drug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5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Próba umieszczenia płytki na planszy przez drugiego</text:p>
            <text:p>Gracza wbrew 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1</text:p>
          </table:table-cell>
          <table:table-cell table:style-name="ce5" office:value-type="string" calcext:value-type="string" table:number-columns-spanned="2" table:number-rows-spanned="1">
            <text:p>Umieszczenie pionka na planszy przez drug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5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drugiego gracza</text:p>
          </table:table-cell>
          <table:table-cell table:style-name="ce9" office:value-type="string" calcext:value-type="string">
            <text:p>Widzimy umieszczoną płytkę drugi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mieszczenie pionka drugiego gracza</text:p>
            <text:p>Zgodnie z zasadami gry</text:p>
          </table:table-cell>
          <table:table-cell table:style-name="ce11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trzeci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2</text:p>
          </table:table-cell>
          <table:table-cell table:style-name="ce5" office:value-type="string" calcext:value-type="string" table:number-columns-spanned="2" table:number-rows-spanned="1">
            <text:p>Próba umieszczenia pionka wbrew zasadom gry przez drug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5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drugiego gracza</text:p>
          </table:table-cell>
          <table:table-cell table:style-name="ce9" office:value-type="string" calcext:value-type="string">
            <text:p>Widzimy umieszczoną płytkę drugi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Próba umieszczenia pionka drugiego gracza wbrew</text:p>
            <text:p>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3</text:p>
          </table:table-cell>
          <table:table-cell table:style-name="ce5" office:value-type="string" calcext:value-type="string" table:number-columns-spanned="2" table:number-rows-spanned="1">
            <text:p>Wykonanie podstawowego poprawnego ruchu trzec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9</text:span></text:p>
          </table:table-cell>
          <table:table-cell table:style-name="ce9" office:value-type="string" calcext:value-type="string">
            <text:p>Widzimy ekran rozgrywki – tura trzeci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trzeciego gracza</text:p>
          </table:table-cell>
          <table:table-cell table:style-name="ce9" office:value-type="string" calcext:value-type="string">
            <text:p>Widzimy umieszczoną płytkę trzeciego gracza zgodnie z regułami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czwart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4</text:p>
          </table:table-cell>
          <table:table-cell table:style-name="ce5" office:value-type="string" calcext:value-type="string" table:number-columns-spanned="2" table:number-rows-spanned="1">
            <text:p>Próba wykonania niepoprawnego ruchu trzec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9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Próba umieszczenia płytki na planszy przez trzeciego</text:p>
            <text:p>Gracza wbrew 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5</text:p>
          </table:table-cell>
          <table:table-cell table:style-name="ce5" office:value-type="string" calcext:value-type="string" table:number-columns-spanned="2" table:number-rows-spanned="1">
            <text:p>Umieszczenie pionka na planszy przez trzec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9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<text:span text:style-name="T3">trzeciego</text:span> gracza</text:p>
          </table:table-cell>
          <table:table-cell table:style-name="ce9" office:value-type="string" calcext:value-type="string">
            <text:p>Widzimy umieszczoną płytkę <text:span text:style-name="T3">trzeciego</text:span>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mieszczenie pionka trzeciego gracza</text:p>
            <text:p>Zgodnie z zasadami gry</text:p>
          </table:table-cell>
          <table:table-cell table:style-name="ce11" office:value-type="string" calcext:value-type="string">
            <text:p>Widzimy umieszczony pionek na dodanej płytce, </text:p>
            <text:p>Liczba pionków trzeciego gracza została zmniejszona o 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czwart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6</text:p>
          </table:table-cell>
          <table:table-cell table:style-name="ce5" office:value-type="string" calcext:value-type="string" table:number-columns-spanned="2" table:number-rows-spanned="1">
            <text:p>Próba umieszczenia pionka wbrew zasadom gry przez trzeci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29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trzeciego gracza</text:p>
          </table:table-cell>
          <table:table-cell table:style-name="ce9" office:value-type="string" calcext:value-type="string">
            <text:p>Widzimy umieszczoną płytkę trzeci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Próba umieszczenia pionka trzeciego gracza wbrew</text:p>
            <text:p>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7</text:p>
          </table:table-cell>
          <table:table-cell table:style-name="ce5" office:value-type="string" calcext:value-type="string" table:number-columns-spanned="2" table:number-rows-spanned="1">
            <text:p>Wykonanie podstawowego poprawnego ruchu czwar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3</text:span></text:p>
          </table:table-cell>
          <table:table-cell table:style-name="ce9" office:value-type="string" calcext:value-type="string">
            <text:p>Widzimy ekran rozgrywki – tura czwart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czwartego gracza</text:p>
          </table:table-cell>
          <table:table-cell table:style-name="ce9" office:value-type="string" calcext:value-type="string">
            <text:p>Widzimy umieszczoną płytkę czwartego gracza zgodnie z regułami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piąt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8</text:p>
          </table:table-cell>
          <table:table-cell table:style-name="ce5" office:value-type="string" calcext:value-type="string" table:number-columns-spanned="2" table:number-rows-spanned="1">
            <text:p>Próba wykonania niepoprawnego ruchu czwar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3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Próba umieszczenia płytki na planszy przez czwartego</text:p>
            <text:p>Gracza wbrew 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39</text:p>
          </table:table-cell>
          <table:table-cell table:style-name="ce5" office:value-type="string" calcext:value-type="string" table:number-columns-spanned="2" table:number-rows-spanned="1">
            <text:p>Umieszczenie pionka na planszy przez czwar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3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<text:span text:style-name="T3">czwartego</text:span> gracza</text:p>
          </table:table-cell>
          <table:table-cell table:style-name="ce9" office:value-type="string" calcext:value-type="string">
            <text:p>Widzimy umieszczoną płytkę <text:span text:style-name="T3">czwartego</text:span>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mieszczenie pionka czwartego gracza</text:p>
            <text:p>Zgodnie z zasadami gry</text:p>
          </table:table-cell>
          <table:table-cell table:style-name="ce11" office:value-type="string" calcext:value-type="string">
            <text:p>Widzimy umieszczony pionek na dodanej płytce, </text:p>
            <text:p>Liczba pionków czwartego gracza została zmniejszona o 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piąt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0</text:p>
          </table:table-cell>
          <table:table-cell table:style-name="ce5" office:value-type="string" calcext:value-type="string" table:number-columns-spanned="2" table:number-rows-spanned="1">
            <text:p>Próba umieszczenia pionka wbrew zasadom gry przez czwar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3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czwartego gracza</text:p>
          </table:table-cell>
          <table:table-cell table:style-name="ce9" office:value-type="string" calcext:value-type="string">
            <text:p>Widzimy umieszczoną płytkę czwart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Próba umieszczenia pionka czwartego gracza wbrew</text:p>
            <text:p>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1</text:p>
          </table:table-cell>
          <table:table-cell table:style-name="ce5" office:value-type="string" calcext:value-type="string" table:number-columns-spanned="2" table:number-rows-spanned="1">
            <text:p>Wykonanie podstawowego poprawnego ruchu pią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7</text:span></text:p>
          </table:table-cell>
          <table:table-cell table:style-name="ce9" office:value-type="string" calcext:value-type="string">
            <text:p>Widzimy ekran rozgrywki – tura piąt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<text:span text:style-name="T3">piątego</text:span> gracza</text:p>
          </table:table-cell>
          <table:table-cell table:style-name="ce9" office:value-type="string" calcext:value-type="string">
            <text:p>Widzimy umieszczoną płytkę piątego gracza zgodnie z regułami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2</text:p>
          </table:table-cell>
          <table:table-cell table:style-name="ce5" office:value-type="string" calcext:value-type="string" table:number-columns-spanned="2" table:number-rows-spanned="1">
            <text:p>Próba wykonania niepoprawnego ruchu pią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7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Próba umieszczenia płytki na planszy przez piątego</text:p>
            <text:p>Gracza wbrew 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eryfikacja przycisku <text:span text:style-name="T1">End Turn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3</text:p>
          </table:table-cell>
          <table:table-cell table:style-name="ce5" office:value-type="string" calcext:value-type="string" table:number-columns-spanned="2" table:number-rows-spanned="1">
            <text:p>Umieszczenie pionka na planszy przez pią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7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<text:span text:style-name="T3">piątego</text:span> gracza</text:p>
          </table:table-cell>
          <table:table-cell table:style-name="ce9" office:value-type="string" calcext:value-type="string">
            <text:p>Widzimy umieszczoną płytkę <text:span text:style-name="T3">piątego</text:span>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mieszczenie pionka piątego gracza</text:p>
            <text:p>Zgodnie z zasadami gry</text:p>
          </table:table-cell>
          <table:table-cell table:style-name="ce11" office:value-type="string" calcext:value-type="string">
            <text:p>Widzimy umieszczony pionek na dodanej płytce, </text:p>
            <text:p>Liczba pionków piątego gracza została zmniejszona o 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4</text:p>
          </table:table-cell>
          <table:table-cell table:style-name="ce5" office:value-type="string" calcext:value-type="string" table:number-columns-spanned="2" table:number-rows-spanned="1">
            <text:p>Próba umieszczenia pionka wbrew zasadom gry przez piątego gracza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37</text:span></text:p>
          </table:table-cell>
          <table:table-cell table:style-name="ce9" office:value-type="string" calcext:value-type="string">
            <text:p>Przycisk<text:span text:style-name="T1"> End Turn</text:span> nieaktywn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piątego gracza</text:p>
          </table:table-cell>
          <table:table-cell table:style-name="ce9" office:value-type="string" calcext:value-type="string">
            <text:p>Widzimy umieszczoną płytkę piąt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Próba umieszczenia pionka piątego gracza wbrew</text:p>
            <text:p>zasadom gry</text:p>
          </table:table-cell>
          <table:table-cell table:style-name="ce9" office:value-type="string" calcext:value-type="string">
            <text:p>Widzimy informację, że ruch jest niedozwolon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5</text:p>
          </table:table-cell>
          <table:table-cell table:style-name="ce5" office:value-type="string" calcext:value-type="string" table:number-columns-spanned="2" table:number-rows-spanned="1">
            <text:p>Wykonanie pełnej kolejki ruchów w rozgrywce dla dwóch graczy bez umieszczania pionków na plans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0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pierwszego gracza</text:p>
          </table:table-cell>
          <table:table-cell table:style-name="ce9" office:value-type="string" calcext:value-type="string">
            <text:p>Widzimy umieszczoną płytkę pierwszego gracza zgodnie z regułami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drugi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mieszczenie płytki na planszy przez drugiego gracza</text:p>
          </table:table-cell>
          <table:table-cell table:style-name="ce9" office:value-type="string" calcext:value-type="string">
            <text:p>Widzimy umieszczoną płytkę drugiego gracza zgodnie z regułami gr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C_46</text:p>
          </table:table-cell>
          <table:table-cell table:style-name="ce5" office:value-type="string" calcext:value-type="string" table:number-columns-spanned="2" table:number-rows-spanned="1">
            <text:p>Wykonanie pełnej kolejki ruchów w rozgrywce dla dwóch graczy umieszczając pionki na plansz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03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Umieszczenie płytki na planszy przez pierwszego gracza</text:p>
          </table:table-cell>
          <table:table-cell table:style-name="ce9" office:value-type="string" calcext:value-type="string">
            <text:p>Widzimy umieszczoną płytkę pierwsz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mieszczenie pionka pierwszego gracza</text:p>
            <text:p>Zgodnie z zasadami gry</text:p>
          </table:table-cell>
          <table:table-cell table:style-name="ce11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drugiego gracz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Umieszczenie płytki na planszy przez drugiego gracza</text:p>
          </table:table-cell>
          <table:table-cell table:style-name="ce9" office:value-type="string" calcext:value-type="string">
            <text:p>Widzimy umieszczoną płytkę drugiego gracza zgodnie z regułami gr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Umieszczenie pionka drugiego gracza</text:p>
            <text:p>Zgodnie z zasadami gry</text:p>
          </table:table-cell>
          <table:table-cell table:style-name="ce11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7</text:p>
          </table:table-cell>
          <table:table-cell table:style-name="ce5" office:value-type="string" calcext:value-type="string" table:number-columns-spanned="2" table:number-rows-spanned="1">
            <text:p>Weryfikacja przekroczenia maksymalnej liczby siedmiu pionków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46</text:span></text:p>
          </table:table-cell>
          <table:table-cell table:style-name="ce9" office:value-type="string" calcext:value-type="string">
            <text:p>Liczba pionków pierwszego i drugiego gracza zmniejszona do 6</text:p>
            <text:p>Widzimy ekran rozgrywki – tura drugi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ykonanie testu <text:span text:style-name="T2">TC_46</text:span></text:p>
          </table:table-cell>
          <table:table-cell table:style-name="ce9" office:value-type="string" calcext:value-type="string">
            <text:p>Liczba pionków pierwszego i drugiego gracza zmniejszona do 5</text:p>
            <text:p>Widzimy ekran rozgrywki – tura drugi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ykonanie testu <text:span text:style-name="T2">TC_46</text:span></text:p>
          </table:table-cell>
          <table:table-cell table:style-name="ce9" office:value-type="string" calcext:value-type="string">
            <text:p>Liczba pionków pierwszego i drugiego gracza zmniejszona do 4</text:p>
            <text:p>Widzimy ekran rozgrywki – tura drugi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ykonanie testu <text:span text:style-name="T2">TC_46</text:span></text:p>
          </table:table-cell>
          <table:table-cell table:style-name="ce9" office:value-type="string" calcext:value-type="string">
            <text:p>Liczba pionków pierwszego i drugiego gracza zmniejszona do 3</text:p>
            <text:p>Widzimy ekran rozgrywki – tura drugi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Wykonanie testu <text:span text:style-name="T2">TC_46</text:span></text:p>
          </table:table-cell>
          <table:table-cell table:style-name="ce9" office:value-type="string" calcext:value-type="string">
            <text:p>Liczba pionków pierwszego i drugiego gracza zmniejszona do 2</text:p>
            <text:p>Widzimy ekran rozgrywki – tura drugi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Wykonanie testu <text:span text:style-name="T2">TC_46</text:span></text:p>
          </table:table-cell>
          <table:table-cell table:style-name="ce9" office:value-type="string" calcext:value-type="string">
            <text:p>Liczba pionków pierwszego i drugiego gracza zmniejszona do 1</text:p>
            <text:p>Widzimy ekran rozgrywki – tura drugi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Wykonanie testu <text:span text:style-name="T2">TC_46</text:span></text:p>
          </table:table-cell>
          <table:table-cell table:style-name="ce9" office:value-type="string" calcext:value-type="string">
            <text:p>Liczba pionków pierwszego i drugiego gracza zmniejszona do 0</text:p>
            <text:p>Widzimy ekran rozgrywki – tura drugi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Umieszczenie płytki na planszy przez pierwszego gracza</text:p>
          </table:table-cell>
          <table:table-cell table:style-name="ce9" office:value-type="string" calcext:value-type="string">
            <text:p>Widzimy umieszczoną płytkę pierwszego gracza zgodnie z regułami gry</text:p>
            <text:p>Brak możliwości umieszczenia kolejnego pionka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Wciśniecie przycisku <text:span text:style-name="T1">End Turn</text:span></text:p>
          </table:table-cell>
          <table:table-cell table:style-name="ce9" office:value-type="string" calcext:value-type="string">
            <text:p>Widzimy ekran rozgrywki – tura drugiego gracza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48</text:p>
          </table:table-cell>
          <table:table-cell table:style-name="ce5" office:value-type="string" calcext:value-type="string" table:number-columns-spanned="2" table:number-rows-spanned="1">
            <text:p>Weryfikacja kontroli punktów w trakcie rozgrywki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9" office:value-type="string" calcext:value-type="string">
            <text:p>W trakcie rozgrywki liczba punktów poszczególnych graczy jest</text:p>
            <text:p>Zwiększana za każde ukończone miasto z rycerzem, każdą ukończoną</text:p>
            <text:p>drogę z rozbójnikiem oraz każdy ukończony klasztor z mnichem.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Zakończenie ostatniej tury</text:p>
          </table:table-cell>
          <table:table-cell table:style-name="ce9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Wciśniecie przycisku <text:span text:style-name="T1">Return to main screen</text:span></text:p>
          </table:table-cell>
          <table:table-cell table:style-name="ce9" office:value-type="string" calcext:value-type="string">
            <text:p>Widzimy ekran startowy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C_49</text:p>
          </table:table-cell>
          <table:table-cell table:style-name="ce5" office:value-type="string" calcext:value-type="string" table:number-columns-spanned="2" table:number-rows-spanned="1">
            <text:p>Weryfikacja kontroli zakończenia gry po wyczerpaniu wszystkich płytek – 72 tur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9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Return to main screen</text:span></text:p>
          </table:table-cell>
          <table:table-cell table:style-name="ce9" office:value-type="string" calcext:value-type="string">
            <text:p>Widzimy ekran startowy</text:p>
          </table:table-cell>
          <table:table-cell table:number-columns-repeated="101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TC_50</text:p>
          </table:table-cell>
          <table:table-cell table:style-name="ce5" office:value-type="string" calcext:value-type="string" table:number-columns-spanned="2" table:number-rows-spanned="1">
            <text:p>Weryfikacja kontroli punktów po wyczerpaniu wszystkich płytek – 72 tury</text:p>
          </table:table-cell>
          <table:covered-table-cell table:style-name="ce7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krok</text:p>
          </table:table-cell>
          <table:table-cell table:style-name="ce6" office:value-type="string" calcext:value-type="string">
            <text:p>akcja</text:p>
          </table:table-cell>
          <table:table-cell table:style-name="ce6" office:value-type="string" calcext:value-type="string">
            <text:p>oczekiwany wyni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9" office:value-type="string" calcext:value-type="string">
            <text:p>Widzimy ekran rozgrywki – tura pierwszego gracza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9" office:value-type="string" calcext:value-type="string">
            <text:p>Widzimy informację, że gra została zakończona.</text:p>
            <text:p>Liczba punktów wszystkich graczy jest odpowiednio zwiększana.</text:p>
            <text:p>Punkty przyznawane są zgodnie z zasadami gry za niedokończone</text:p>
            <text:p>miasta, drogi i klasztory oraz ukończone miasta w zasięgu rolników.</text:p>
            <text:p>Tabela wyników jest zgodna z zasadami gry, poniżej widzimy</text:p>
            <text:p>przycisk <text:span text:style-name="T1">Return to main screen</text:span>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Wciśniecie przycisku <text:span text:style-name="T1">Return to main screen</text:span></text:p>
          </table:table-cell>
          <table:table-cell table:style-name="ce9" office:value-type="string" calcext:value-type="string">
            <text:p>Widzimy ekran startowy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 table:number-rows-repeated="13">
          <table:table-cell/>
          <table:table-cell table:style-name="Default" table:number-columns-repeated="3"/>
          <table:table-cell table:number-columns-repeated="1019"/>
        </table:table-row>
        <table:table-row table:style-name="ro2" table:number-rows-repeated="104811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rkusz2" table:style-name="ta1">
        <table:table-column table:style-name="co2" table:default-cell-style-name="ce14"/>
        <table:table-column table:style-name="co2" table:number-columns-repeated="3" table:default-cell-style-name="ce16"/>
        <table:table-row table:style-name="ro2">
          <table:table-cell table:style-name="ce12" office:value-type="string" calcext:value-type="string">
            <text:p>id</text:p>
          </table:table-cell>
          <table:table-cell table:style-name="ce12" office:value-type="string" calcext:value-type="string" table:number-columns-spanned="3" table:number-rows-spanned="1">
            <text:p>title</text:p>
          </table:table-cell>
          <table:covered-table-cell table:number-columns-repeated="2" table:style-name="ce14"/>
        </table:table-row>
        <table:table-row table:style-name="ro2">
          <table:table-cell table:style-name="ce13" office:value-type="string" calcext:value-type="string">
            <text:p>steps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string" calcext:value-type="string">
            <text:p>expected result</text:p>
          </table:table-cell>
          <table:table-cell table:style-name="ce13" office:value-type="string" calcext:value-type="string">
            <text:p>result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5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5"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 style:data-style-name="N2" text:time-value="17:18:20.38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13:05.548000000</meta:creation-date>
    <dc:date>2018-02-18T17:23:37.266000000</dc:date>
    <meta:editing-duration>PT3H13S</meta:editing-duration>
    <meta:editing-cycles>42</meta:editing-cycles>
    <meta:generator>LibreOffice/5.0.6.3$Windows_x86 LibreOffice_project/490fc03b25318460cfc54456516ea2519c11d1aa</meta:generator>
    <meta:document-statistic meta:table-count="2" meta:cell-count="847" meta:object-count="0"/>
  </office:meta>
</office:document-meta>
</file>